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5.37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41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41">
      <style:text-properties fo:font-size="12pt" style:font-size-asian="12pt" style:font-size-complex="12pt"/>
    </style:style>
    <style:style style:name="ce5" style:family="table-cell" style:parent-style-name="Default" style:data-style-name="N44">
      <style:text-properties fo:font-size="12pt" style:font-size-asian="12pt" style:font-size-complex="12pt"/>
    </style:style>
    <style:style style:name="ce6" style:family="table-cell" style:parent-style-name="Default" style:data-style-name="N0">
      <style:text-properties fo:font-size="12pt" style:font-size-asian="12pt" style:font-size-complex="12pt"/>
    </style:style>
    <style:style style:name="ce7" style:family="table-cell" style:parent-style-name="Default" style:data-style-name="N11"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table:number-columns-repeated="2"/>
          <table:table-cell table:style-name="ce3" table:formula="of:=SUM([.C3:.C90])" office:value-type="time" office:time-value="PT04H10M00S" calcext:value-type="time">
            <text:p>04:10:00</text:p>
          </table:table-cell>
          <table:table-cell table:style-name="ce3" table:formula="of:=SUM([.D3:.D39])" office:value-type="time" office:time-value="PT04H19M04S" calcext:value-type="time">
            <text:p>04:19:04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Sous Taches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4" office:value-type="time" office:time-value="PT00H20M00S" calcext:value-type="time">
            <text:p>00:20:00</text:p>
          </table:table-cell>
          <table:table-cell table:style-name="ce4" office:value-type="time" office:time-value="PT00H28M00S" calcext:value-type="time">
            <text:p>00:28:00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ches</text:p>
          </table:table-cell>
          <table:table-cell table:style-name="ce4" office:value-type="time" office:time-value="PT00H30M00S" calcext:value-type="time">
            <text:p>00:30:00</text:p>
          </table:table-cell>
          <table:table-cell table:style-name="ce5" table:formula="of:=[.G4]-[.H4]" office:value-type="time" office:time-value="PT00H33M34S" calcext:value-type="time">
            <text:p>00:33:34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4]/([.D4]+[.E4])" office:value-type="percentage" office:value="1" calcext:value-type="percentage">
            <text:p>100,00 %</text:p>
          </table:table-cell>
          <table:table-cell table:style-name="ce4" office:value-type="time" office:time-value="PT00H40M00S" calcext:value-type="time">
            <text:p>00:40:00</text:p>
          </table:table-cell>
          <table:table-cell table:style-name="ce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5" table:formula="of:=[.G5]-[.H5]" office:value-type="time" office:time-value="PT00H02M15S" calcext:value-type="time">
            <text:p>00:02:15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5]/([.D5]+[.E5])" office:value-type="percentage" office:value="1" calcext:value-type="percentage">
            <text:p>10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lution views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6]-[.D6]" office:value-type="time" office:time-value="PT00H00M00S" calcext:value-type="time">
            <text:p>00:00:00</text:p>
          </table:table-cell>
          <table:table-cell table:style-name="ce7" table:formula="of:=[.D6]/([.D6]+[.E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gin page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7]-[.D7]" office:value-type="time" office:time-value="PT00H00M00S" calcext:value-type="time">
            <text:p>00:00:00</text:p>
          </table:table-cell>
          <table:table-cell table:style-name="ce7" table:formula="of:=[.D7]/([.D7]+[.E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8]-[.D8]" office:value-type="time" office:time-value="PT00H00M00S" calcext:value-type="time">
            <text:p>00:00:00</text:p>
          </table:table-cell>
          <table:table-cell table:style-name="ce7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5" table:formula="of:=[.C9]-[.G9]" office:value-type="time" office:time-value="PT00H01M37S" calcext:value-type="time">
            <text:p>00:01:37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7" table:formula="of:=[.D9]/([.D9]+[.E9])" office:value-type="percentage" office:value="1" calcext:value-type="percentage">
            <text:p>100,00 %</text:p>
          </table:table-cell>
          <table:table-cell table:style-name="ce4" office:value-type="time" office:time-value="PT00H01M23S" calcext:value-type="time">
            <text:p>00:01:23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controller page admi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5" table:formula="of:=[.C10]-[.G10]" office:value-type="time" office:time-value="PT00H01M58S" calcext:value-type="time">
            <text:p>00:01:58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7" table:formula="of:=[.D10]/([.D10]+[.E10])" office:value-type="percentage" office:value="1" calcext:value-type="percentage">
            <text:p>100,00 %</text:p>
          </table:table-cell>
          <table:table-cell table:style-name="ce4" office:value-type="time" office:time-value="PT00H01M02S" calcext:value-type="time">
            <text:p>00:01: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check admi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4" office:value-type="time" office:time-value="PT00H06M00S" calcext:value-type="time">
            <text:p>00:06:00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11]/([.D11]+[.E11])" office:value-type="percentage" office:value="1" calcext:value-type="percentage">
            <text:p>100,00 %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4" office:value-type="time" office:time-value="PT00H03M00S" calcext:value-type="time">
            <text:p>00:03:00</text:p>
          </table:table-cell>
          <table:table-cell table:style-name="ce4" table:formula="of:=[.C12]-[.D12]" office:value-type="time" office:time-value="PT00H00M00S" calcext:value-type="time">
            <text:p>00:00:00</text:p>
          </table:table-cell>
          <table:table-cell table:style-name="ce7" table:formula="of:=[.D12]/([.D12]+[.E12])" office:value-type="percentage" office:value="1" calcext:value-type="percentage">
            <text:p>100,00 %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ge login Admin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13]-[.D13]" office:value-type="time" office:time-value="PT00H00M00S" calcext:value-type="time">
            <text:p>00:00:00</text:p>
          </table:table-cell>
          <table:table-cell table:style-name="ce7" table:formula="of:=[.D13]/([.D13]+[.E13])" office:value-type="percentage" office:value="1" calcext:value-type="percentage">
            <text:p>100,00 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Logique Securite</text:p>
          </table:table-cell>
          <table:table-cell office:value-type="string" calcext:value-type="string">
            <text:p>implementation 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5" table:formula="of:=[.G14]-[.H14]" office:value-type="time" office:time-value="PT00H01M26S" calcext:value-type="time">
            <text:p>00:01:26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14]/([.D14]+[.E14])" office:value-type="percentage" office:value="1" calcext:value-type="percentage">
            <text:p>10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08M34S" calcext:value-type="time">
            <text:p>00:08: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5" table:formula="of:=[.C15]-[.G15]" office:value-type="time" office:time-value="PT00H01M38S" calcext:value-type="time">
            <text:p>00:01:38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15]/([.D15]+[.E15])" office:value-type="percentage" office:value="1" calcext:value-type="percentage">
            <text:p>100,00 %</text:p>
          </table:table-cell>
          <table:table-cell table:style-name="ce4" office:value-type="time" office:time-value="PT00H01M22S" calcext:value-type="time">
            <text:p>00:01:22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controller loginpag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5" table:formula="of:=[.G16]-[.H16]" office:value-type="time" office:time-value="PT00H01M40S" calcext:value-type="time">
            <text:p>00:01:40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16]/([.D16]+[.E16])" office:value-type="percentage" office:value="1" calcext:value-type="percentage">
            <text:p>100,00 %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4" office:value-type="time" office:time-value="PT00H03M20S" calcext:value-type="time">
            <text:p>00:03: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troller check 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4" table:formula="of:=[.G17]-[.H17]" office:value-type="time" office:time-value="PT00H06M00S" calcext:value-type="time">
            <text:p>00:06:00</text:p>
          </table:table-cell>
          <table:table-cell table:style-name="ce4" table:formula="of:=[.C17]-[.D17]" office:value-type="time" office:time-value="-PT00H03M00S" calcext:value-type="time">
            <text:p>23:57:00</text:p>
          </table:table-cell>
          <table:table-cell table:style-name="ce7" table:formula="of:=[.D17]/([.D17]+[.E17])" office:value-type="percentage" office:value="2" calcext:value-type="percentage">
            <text:p>200,00 %</text:p>
          </table:table-cell>
          <table:table-cell table:style-name="ce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4" office:value-type="time" office:time-value="PT00H03M00S" calcext:value-type="time">
            <text:p>00:03:00</text:p>
          </table:table-cell>
          <table:table-cell table:style-name="ce5" table:formula="of:=[.C18]-[.D18]" office:value-type="time" office:time-value="PT00H00M00S" calcext:value-type="time">
            <text:p>00:00:00</text:p>
          </table:table-cell>
          <table:table-cell table:style-name="ce7" table:formula="of:=[.D18]/([.D18]+[.E18])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5" table:formula="of:=[.C19]-[.G19]" office:value-type="time" office:time-value="PT00H01M45S" calcext:value-type="time">
            <text:p>00:01:45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7" table:formula="of:=[.D19]/([.D19]+[.E19])" office:value-type="percentage" office:value="1" calcext:value-type="percentage">
            <text:p>100,00 %</text:p>
          </table:table-cell>
          <table:table-cell table:style-name="ce4" office:value-type="time" office:time-value="PT00H01M15S" calcext:value-type="time">
            <text:p>00:01:15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controller page etapes</text:p>
          </table:table-cell>
          <table:table-cell table:number-columns-repeated="2" table:style-name="ce4" office:value-type="time" office:time-value="PT00H03M00S" calcext:value-type="time">
            <text:p>00:03:00</text:p>
          </table:table-cell>
          <table:table-cell table:style-name="ce4" table:formula="of:=[.C20]-[.D20]" office:value-type="time" office:time-value="PT00H00M00S" calcext:value-type="time">
            <text:p>00:00:00</text:p>
          </table:table-cell>
          <table:table-cell table:style-name="ce7" table:formula="of:=[.D20]/([.D20]+[.E20])" office:value-type="percentage" office:value="1" calcext:value-type="percentage">
            <text:p>100,00 %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page etapes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21]-[.D21]" office:value-type="time" office:time-value="PT00H00M00S" calcext:value-type="time">
            <text:p>00:00:00</text:p>
          </table:table-cell>
          <table:table-cell table:style-name="ce7" table:formula="of:=[.D21]/([.D21]+[.E21])" office:value-type="percentage" office:value="1" calcext:value-type="percentage">
            <text:p>100,00 %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model coureur</text:p>
          </table:table-cell>
          <table:table-cell table:number-columns-repeated="2" table:style-name="ce4" office:value-type="time" office:time-value="PT00H03M00S" calcext:value-type="time">
            <text:p>00:03:00</text:p>
          </table:table-cell>
          <table:table-cell table:style-name="ce4" table:formula="of:=[.C22]-[.D22]" office:value-type="time" office:time-value="PT00H00M00S" calcext:value-type="time">
            <text:p>00:00:00</text:p>
          </table:table-cell>
          <table:table-cell table:style-name="ce7" table:formula="of:=[.D22]/([.D22]+[.E22])" office:value-type="percentage" office:value="1" calcext:value-type="percentage">
            <text:p>100,00 %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model ResutlatEtape</text:p>
          </table:table-cell>
          <table:table-cell table:number-columns-repeated="2" table:style-name="ce4" office:value-type="time" office:time-value="PT00H03M00S" calcext:value-type="time">
            <text:p>00:03:00</text:p>
          </table:table-cell>
          <table:table-cell table:style-name="ce4" table:formula="of:=[.C23]-[.D23]" office:value-type="time" office:time-value="PT00H00M00S" calcext:value-type="time">
            <text:p>00:00:00</text:p>
          </table:table-cell>
          <table:table-cell table:style-name="ce7" table:formula="of:=[.D23]/([.D23]+[.E23])" office:value-type="percentage" office:value="1" calcext:value-type="percentage">
            <text:p>100,00 %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affectatio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7" table:formula="of:=[.D24]/([.D24]+[.E24])" office:value-type="percentage" office:value="1" calcext:value-type="percentage">
            <text:p>100,00 %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ge affectation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15M00S" calcext:value-type="time">
            <text:p>00:15:00</text:p>
          </table:table-cell>
          <table:table-cell table:style-name="ce4" table:formula="of:=[.C25]-[.D25]" office:value-type="time" office:time-value="-PT00H05M00S" calcext:value-type="time">
            <text:p>23:55:00</text:p>
          </table:table-cell>
          <table:table-cell table:style-name="ce7" table:formula="of:=[.D25]/([.D25]+[.E25])" office:value-type="percentage" office:value="1.5" calcext:value-type="percentage">
            <text:p>150,00 %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 submit affectation</text:p>
          </table:table-cell>
          <table:table-cell table:number-columns-repeated="2" table:style-name="ce4" office:value-type="time" office:time-value="PT00H05M00S" calcext:value-type="time">
            <text:p>00:05:00</text:p>
          </table:table-cell>
          <table:table-cell table:style-name="ce4" table:formula="of:=[.C26]-[.D26]" office:value-type="time" office:time-value="PT00H00M00S" calcext:value-type="time">
            <text:p>00:00:00</text:p>
          </table:table-cell>
          <table:table-cell table:style-name="ce7" table:formula="of:=[.D26]/([.D26]+[.E26])" office:value-type="percentage" office:value="1" calcext:value-type="percentage">
            <text:p>100,00 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number-columns-repeated="2" table:style-name="ce4" office:value-type="time" office:time-value="PT00H03M00S" calcext:value-type="time">
            <text:p>00:03:00</text:p>
          </table:table-cell>
          <table:table-cell table:style-name="ce4" table:formula="of:=[.C27]-[.D27]" office:value-type="time" office:time-value="PT00H00M00S" calcext:value-type="time">
            <text:p>00:00:00</text:p>
          </table:table-cell>
          <table:table-cell table:style-name="ce7" table:formula="of:=[.D27]/([.D27]+[.E27])" office:value-type="percentage" office:value="1" calcext:value-type="percentage">
            <text:p>100,00 %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iews ResultatEtapeComp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5" table:formula="of:=[.G28]-[.H28]" office:value-type="time" office:time-value="PT00H03M19S" calcext:value-type="time">
            <text:p>00:03:19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28]/([.D28]+[.E28])" office:value-type="percentage" office:value="1" calcext:value-type="percentage">
            <text:p>10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06M41S" calcext:value-type="time">
            <text:p>00:06:4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page temps 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4" table:formula="of:=[.G29]-[.H29]" office:value-type="time" office:time-value="PT00H08M02S" calcext:value-type="time">
            <text:p>00:08:02</text:p>
          </table:table-cell>
          <table:table-cell table:style-name="ce4" table:formula="of:=[.C29]-[.D29]" office:value-type="time" office:time-value="-PT00H03M02S" calcext:value-type="time">
            <text:p>23:56:58</text:p>
          </table:table-cell>
          <table:table-cell table:style-name="ce7" table:formula="of:=[.D29]/([.D29]+[.E29])" office:value-type="percentage" office:value="1.60666666666667" calcext:value-type="percentage">
            <text:p>160,67 %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01M58S" calcext:value-type="time">
            <text:p>00:01:5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age temp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table:formula="of:=[.G30]-[.H30]" office:value-type="time" office:time-value="PT00H10M00S" calcext:value-type="time">
            <text:p>00:10:00</text:p>
          </table:table-cell>
          <table:table-cell table:style-name="ce4" table:formula="of:=[.C30]-[.D30]" office:value-type="time" office:time-value="PT00H00M00S" calcext:value-type="time">
            <text:p>00:00:00</text:p>
          </table:table-cell>
          <table:table-cell table:style-name="ce7" table:formula="of:=[.D30]/([.D30]+[.E30])" office:value-type="percentage" office:value="1" calcext:value-type="percentage">
            <text:p>10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submit temps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4" table:formula="of:=[.G31]-[.H31]" office:value-type="time" office:time-value="PT00H12M53S" calcext:value-type="time">
            <text:p>00:12:53</text:p>
          </table:table-cell>
          <table:table-cell table:style-name="ce4" table:formula="of:=[.C31]-[.D31]" office:value-type="time" office:time-value="-PT00H07M53S" calcext:value-type="time">
            <text:p>23:52:07</text:p>
          </table:table-cell>
          <table:table-cell table:style-name="ce7" table:formula="of:=[.D31]/([.D31]+[.E31])" office:value-type="percentage" office:value="2.57666666666667" calcext:value-type="percentage">
            <text:p>257,67 %</text:p>
          </table:table-cell>
          <table:table-cell table:style-name="ce4" office:value-type="time" office:time-value="PT00H20M00S" calcext:value-type="time">
            <text:p>00:20:00</text:p>
          </table:table-cell>
          <table:table-cell table:style-name="ce4" office:value-type="time" office:time-value="PT00H07M07S" calcext:value-type="time">
            <text:p>00:07: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4" table:formula="of:=[.G32]-[.H32]" office:value-type="time" office:time-value="PT00H09M34S" calcext:value-type="time">
            <text:p>00:09:34</text:p>
          </table:table-cell>
          <table:table-cell table:style-name="ce4" table:formula="of:=[.C32]-[.D32]" office:value-type="time" office:time-value="-PT00H01M34S" calcext:value-type="time">
            <text:p>23:58:26</text:p>
          </table:table-cell>
          <table:table-cell table:style-name="ce7" table:formula="of:=[.D32]/([.D32]+[.E32])" office:value-type="percentage" office:value="1.19583333333333" calcext:value-type="percentage">
            <text:p>119,58 %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00M26S" calcext:value-type="time">
            <text:p>00:00: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del VclassementC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5" table:formula="of:=[.C33]-[.G33]" office:value-type="time" office:time-value="PT00H02M11S" calcext:value-type="time">
            <text:p>00:02:11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33]/([.D33]+[.E33])" office:value-type="percentage" office:value="1" calcext:value-type="percentage">
            <text:p>100,00 %</text:p>
          </table:table-cell>
          <table:table-cell table:style-name="ce4" office:value-type="time" office:time-value="PT00H00M49S" calcext:value-type="time">
            <text:p>00:00:4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classement CR</text:p>
          </table:table-cell>
          <table:table-cell table:number-columns-repeated="2" table:style-name="ce4" office:value-type="time" office:time-value="PT00H03M00S" calcext:value-type="time">
            <text:p>00:03:00</text:p>
          </table:table-cell>
          <table:table-cell table:style-name="ce4" table:formula="of:=[.C34]-[.D34]" office:value-type="time" office:time-value="PT00H00M00S" calcext:value-type="time">
            <text:p>00:00:00</text:p>
          </table:table-cell>
          <table:table-cell table:style-name="ce7" table:formula="of:=[.D34]/([.D34]+[.E34])" office:value-type="percentage" office:value="1" calcext:value-type="percentage">
            <text:p>100,00 %</text:p>
          </table:table-cell>
          <table:table-cell table:style-name="ce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g classement CR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12M00S" calcext:value-type="time">
            <text:p>00:12:00</text:p>
          </table:table-cell>
          <table:table-cell table:style-name="ce4" table:formula="of:=[.C35]-[.D35]" office:value-type="time" office:time-value="-PT00H02M00S" calcext:value-type="time">
            <text:p>23:58:00</text:p>
          </table:table-cell>
          <table:table-cell table:style-name="ce7" table:formula="of:=[.D35]/([.D35]+[.E35])" office:value-type="percentage" office:value="1.2" calcext:value-type="percentage">
            <text:p>120,00 %</text:p>
          </table:table-cell>
          <table:table-cell table:style-name="ce4" office:value-type="time" office:time-value="PT00H12M00S" calcext:value-type="time">
            <text:p>00:1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table:formula="of:=[.C36]-[.D36]" office:value-type="time" office:time-value="-PT00H02M00S" calcext:value-type="time">
            <text:p>23:58:00</text:p>
          </table:table-cell>
          <table:table-cell table:style-name="ce7" table:formula="of:=[.D36]/([.D36]+[.E36])" office:value-type="percentage" office:value="1.25" calcext:value-type="percentage">
            <text:p>125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del VclassementEQ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5" table:formula="of:=[.C37]-[.H37]" office:value-type="time" office:time-value="PT00H01M12S" calcext:value-type="time">
            <text:p>00:01:12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7" table:formula="of:=[.D37]/([.D37]+[.E37])" office:value-type="percentage" office:value="1" calcext:value-type="percentage">
            <text:p>100,00 %</text:p>
          </table:table-cell>
          <table:table-cell table:style-name="Default"/>
          <table:table-cell table:style-name="ce4" office:value-type="time" office:time-value="PT00H01M48S" calcext:value-type="time">
            <text:p>00:01: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classement equipe</text:p>
          </table:table-cell>
          <table:table-cell table:number-columns-repeated="2" table:style-name="ce4" office:value-type="time" office:time-value="PT00H03M00S" calcext:value-type="time">
            <text:p>00:03:00</text:p>
          </table:table-cell>
          <table:table-cell table:style-name="ce4" table:formula="of:=[.C38]-[.D38]" office:value-type="time" office:time-value="PT00H00M00S" calcext:value-type="time">
            <text:p>00:00:00</text:p>
          </table:table-cell>
          <table:table-cell table:style-name="ce7" table:formula="of:=[.D38]/([.D38]+[.E3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EQ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39]/([.D39]+[.E3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1T18:06:18.255000000</dc:date>
    <meta:editing-duration>PT5H44M36S</meta:editing-duration>
    <meta:editing-cycles>35</meta:editing-cycles>
    <meta:generator>LibreOffice/7.2.4.1$Windows_X86_64 LibreOffice_project/27d75539669ac387bb498e35313b970b7fe9c4f9</meta:generator>
    <meta:document-statistic meta:table-count="1" meta:cell-count="231" meta:object-count="0"/>
  </office:meta>
</office:document-meta>
</file>